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AR PL UMing CN1" svg:font-family="'AR PL UMing CN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margin-left="0.9945in" fo:margin-right="0.9945in" fo:text-indent="0in" style:auto-text-indent="false"/>
    </style:style>
    <style:style style:name="P3" style:family="paragraph" style:parent-style-name="Preformatted_20_Text">
      <style:text-properties fo:font-size="8pt" style:font-size-asian="8pt" style:font-size-complex="8pt"/>
    </style:style>
    <style:style style:name="P4" style:family="paragraph" style:parent-style-name="Text_20_body">
      <style:paragraph-properties fo:margin-left="0.4925in" fo:margin-right="0in" fo:text-indent="0in" style:auto-text-indent="false"/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 style:list-style-name="L1"/>
    <style:style style:name="P11" style:family="paragraph">
      <style:paragraph-properties fo:margin-left="0in" fo:margin-right="0in" fo:margin-top="0in" fo:margin-bottom="0in" fo:line-height="100%" fo:text-align="center" fo:text-indent="0in"/>
    </style:style>
    <style:style style:name="P1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AR PL UMing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4pt" fo:font-style="normal" fo:text-shadow="none" style:text-underline-style="none" fo:font-weight="normal" style:letter-kerning="true" style:font-name-asian="AR PL UMing CN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letter-kerning="true" style:font-name-asian="AR PL UMing CN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AR PL UMing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Liberation Sans1" fo:font-size="14pt" fo:font-style="normal" fo:text-shadow="none" style:text-underline-style="none" fo:font-weight="normal" style:letter-kerning="true" style:font-name-asian="AR PL UMing CN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AR PL UMing CN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letter-kerning="true" style:font-name-asian="AR PL UMing CN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top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ffff" draw:textarea-horizontal-align="center" draw:textarea-vertical-align="top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dash" draw:stroke-dash="Ultrafine_20_Dashed" svg:stroke-width="0in" svg:stroke-color="#000000" draw:marker-start="Arrow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99ccff" draw:textarea-horizontal-align="center" draw:textarea-vertical-align="top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.0201in" svg:stroke-color="#000000" draw:marker-start="Arrow" draw:marker-start-width="0.1083in" draw:marker-start-center="false" draw:marker-end="Arrow" draw:marker-end-width="0.1083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Standard"/>
      <text:p text:style-name="Standard"/>
      <text:p text:style-name="Standard"/>
      <text:p text:style-name="Standard"/>
      <text:p text:style-name="Title">Vios – A Network Proxy Tunnel<text:line-break/>Between QEMU Host and Guest Systems<text:line-break/>Using Virtioserial Port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is document describes the motivation and design of a network tunneling mechanism between a virtual machine host and guest. The tunneling is accomplished using virtioserial ports in the absence of any network connection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uthor:<text:tab/>Chuck Rolke<text:line-break/>Date:<text:tab/><text:tab/>September 16, 2011<text:line-break/>Version:<text:tab/>1.1</text:p>
      <text:p text:style-name="Text_20_body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Use Case<text:tab/>3</text:p>
          <text:p text:style-name="P7">Design Overview<text:tab/>4</text:p>
          <text:p text:style-name="P7">Understanding Virtioserial<text:tab/>5</text:p>
          <text:p text:style-name="P5">Virtioserial Connection Host Endpoint<text:tab/>5</text:p>
          <text:p text:style-name="P5">Virtioserial Connection Guest Endpoint<text:tab/>5</text:p>
          <text:p text:style-name="P7">Create Guests with Virtioserial Channels<text:tab/>5</text:p>
          <text:p text:style-name="P7">Launch vios-host-proxy<text:tab/>6</text:p>
          <text:p text:style-name="P5">vios-host-proxy command line<text:tab/>6</text:p>
          <text:p text:style-name="P5">vios-host-proxy process details<text:tab/>6</text:p>
          <text:p text:style-name="P7">Launch vios-client-proxy<text:tab/>6</text:p>
          <text:p text:style-name="P5">vios-client-proxy command line<text:tab/>6</text:p>
          <text:p text:style-name="P5">vios-client-proxy process details<text:tab/>6</text:p>
          <text:p text:style-name="P7">Vios Proxy Source Code<text:tab/>6</text:p>
          <text:p text:style-name="P7">Vios Proxy Design Considerations<text:tab/>7</text:p>
          <text:p text:style-name="P5">Channel Naming Conventions<text:tab/>7</text:p>
          <text:p text:style-name="P5">Logging<text:tab/>7</text:p>
          <text:p text:style-name="P5">Vios Framing Protocol<text:tab/>7</text:p>
          <text:p text:style-name="P5">Performance<text:tab/>7</text:p>
          <text:p text:style-name="P5">Unit Test<text:tab/>7</text:p>
          <text:p text:style-name="P7">To Do<text:tab/>7</text:p>
          <text:p text:style-name="P6">TODO: Better error handling – try/catch<text:tab/>7</text:p>
          <text:p text:style-name="P6">TODO: CLI uses boost::options<text:tab/>7</text:p>
          <text:p text:style-name="P6">TODO: Configuration file<text:tab/>7</text:p>
          <text:p text:style-name="P6">TODO: Reset messages need a 'reason' field<text:tab/>7</text:p>
          <text:p text:style-name="P6">TODO: Add some statistics - QMF or otherwise<text:tab/>7</text:p>
          <text:p text:style-name="P6">TODO: Add a CLI for run-time control and status<text:tab/>7</text:p>
          <text:p text:style-name="P6">TODO: Purge various magic strings and numbers<text:tab/>7</text:p>
          <text:p text:style-name="P6">TODO: Improved logging - syslog?<text:tab/>7</text:p>
          <text:p text:style-name="P6">TODO: Improve protocol to run multiple client connections over a single virtioserial channel<text:tab/>7</text:p>
        </text:index-body>
      </text:table-of-content>
      <text:h text:style-name="Heading_20_1" text:outline-level="1"/>
      <text:h text:style-name="P8" text:outline-level="1">Use Case</text:h>
      <text:p text:style-name="Text_20_body">Figure 1. Vios Proxy Use Case</text:p>
      <text:p text:style-name="Text_20_body"><draw:g text:anchor-type="paragraph" draw:z-index="0" draw:style-name="gr1"><draw:rect draw:style-name="gr2" draw:text-style-name="P12" svg:width="6.4504in" svg:height="4.6504in" svg:x="0in" svg:y="0.0835in"><text:p text:style-name="P11"><text:span text:style-name="T1">Vios Proxy – Use Case</text:span></text:p><text:p text:style-name="P11"><text:span text:style-name="T1"/></text:p><text:p text:style-name="P11"><text:span text:style-name="T1"/></text:p><text:p text:style-name="P11"><text:span text:style-name="T1"/></text:p><text:p text:style-name="P11"><text:span text:style-name="T1"/></text:p><text:p text:style-name="P11"><text:span text:style-name="T1"/></text:p><text:p text:style-name="P11"><text:span text:style-name="T1"/></text:p><text:p text:style-name="P11"><text:span text:style-name="T1"/></text:p><text:p text:style-name="P11"><text:span text:style-name="T1"/></text:p><text:p text:style-name="P11"><text:span text:style-name="T1"/></text:p><text:p text:style-name="P11"><text:span text:style-name="T1"/></text:p><text:p text:style-name="P11"><text:span text:style-name="T1"/></text:p><text:p text:style-name="P11"><text:span text:style-name="T1"/></text:p><text:p text:style-name="P11"><text:span text:style-name="T2">How can the Network Service Client in the Guest VM</text:span></text:p><text:p text:style-name="P11"><text:span text:style-name="T2">connect to the Host Network Service when there is</text:span></text:p><text:p text:style-name="P11"><text:span text:style-name="T2">no network tunnel between the Host and the Guest?</text:span></text:p></draw:rect><draw:rect draw:style-name="gr2" draw:text-style-name="P13" svg:width="6.0504in" svg:height="2.6004in" svg:x="0.2in" svg:y="0.7335in"><text:p text:style-name="P11"><text:span text:style-name="T2">QEMU Host System</text:span></text:p></draw:rect><draw:rect draw:style-name="gr3" draw:text-style-name="P13" svg:width="2.5504in" svg:height="1.7504in" svg:x="3.55in" svg:y="1.2835in"><text:p text:style-name="P11"><text:span text:style-name="T2">QEMU Guest System</text:span></text:p></draw:rect><draw:rect draw:style-name="gr3" draw:text-style-name="P13" svg:width="1.0512in" svg:height="0.9012in" svg:x="4.9in" svg:y="1.8827in"><text:p text:style-name="P11"><text:span text:style-name="T2">Network</text:span></text:p><text:p text:style-name="P11"><text:span text:style-name="T2">Service</text:span></text:p><text:p text:style-name="P11"><text:span text:style-name="T2">Client</text:span></text:p></draw:rect><draw:rect draw:style-name="gr2" draw:text-style-name="P13" svg:width="1.0496in" svg:height="0.9504in" svg:x="0.4508in" svg:y="1.8335in"><text:p text:style-name="P11"><text:span text:style-name="T2">Host</text:span></text:p><text:p text:style-name="P11"><text:span text:style-name="T2">Network</text:span></text:p><text:p text:style-name="P11"><text:span text:style-name="T2">Service</text:span></text:p></draw:rect><draw:line draw:style-name="gr4" draw:text-style-name="P12" svg:x1="1.5in" svg:y1="2.2835in" svg:x2="4.9in" svg:y2="2.2835in"><text:p text:style-name="P11"><text:span text:style-name="T1">?</text:span></text:p><text:p text:style-name="P11"><text:span text:style-name="T1"/></text:p></draw:line></draw:g></text:p>
      <text:h text:style-name="Heading_20_1" text:outline-level="1"/>
      <text:h text:style-name="P8" text:outline-level="1">Design Overview</text:h>
      <text:p text:style-name="Standard">Figure 2. Vios Proxy Design Overview</text:p>
      <text:p text:style-name="Standard"/>
      <text:p text:style-name="Standard"><draw:g text:anchor-type="paragraph" draw:z-index="1" draw:style-name="gr1"><draw:rect draw:style-name="gr2" draw:text-style-name="P12" svg:width="6.4504in" svg:height="5.0004in" svg:x="0in" svg:y="0in"><text:p text:style-name="P11"><text:span text:style-name="T1">Vios Proxy – Basic Design</text:span></text:p><text:p text:style-name="P11"><text:span text:style-name="T1"/></text:p><text:p text:style-name="P11"><text:span text:style-name="T1"/></text:p><text:p text:style-name="P11"><text:span text:style-name="T1"/></text:p><text:p text:style-name="P11"><text:span text:style-name="T1"/></text:p><text:p text:style-name="P11"><text:span text:style-name="T1"/></text:p><text:p text:style-name="P11"><text:span text:style-name="T1"/></text:p><text:p text:style-name="P11"><text:span text:style-name="T1"/></text:p><text:p text:style-name="P11"><text:span text:style-name="T1"/></text:p><text:p text:style-name="P11"><text:span text:style-name="T1"/></text:p><text:p text:style-name="P11"><text:span text:style-name="T3"/></text:p><text:p text:style-name="P11"><text:span text:style-name="T3"/></text:p><text:p text:style-name="P11"><text:span text:style-name="T3"/></text:p><text:p text:style-name="P11"><text:span text:style-name="T3"/></text:p><text:p text:style-name="P11"><text:span text:style-name="T3"/></text:p><text:p text:style-name="P11"><text:span text:style-name="T1"/></text:p><text:p text:style-name="P11"><text:span text:style-name="T1"/></text:p><text:p text:style-name="P11"><text:span text:style-name="T2">Vios Proxy provides a transparent network tunnel between</text:span></text:p><text:p text:style-name="P11"><text:span text:style-name="T2">the Host and the Guest systems using virtioserial channels.</text:span></text:p></draw:rect><draw:rect draw:style-name="gr2" draw:text-style-name="P13" svg:width="6.0504in" svg:height="3.3504in" svg:x="0.2in" svg:y="0.65in"><text:p text:style-name="P11"><text:span text:style-name="T2">QEMU Host System</text:span></text:p></draw:rect><draw:rect draw:style-name="gr3" draw:text-style-name="P13" svg:width="2.4004in" svg:height="2.6504in" svg:x="3.7in" svg:y="1.2in"><text:p text:style-name="P11"><text:span text:style-name="T2">QEMU Guest System</text:span></text:p></draw:rect><draw:rect draw:style-name="gr3" draw:text-style-name="P13" xml:id="id4" draw:id="id4" svg:width="1.0512in" svg:height="0.9012in" svg:x="4.9in" svg:y="1.7992in"><text:p text:style-name="P11"><text:span text:style-name="T2">Network</text:span></text:p><text:p text:style-name="P11"><text:span text:style-name="T2">Service</text:span></text:p><text:p text:style-name="P11"><text:span text:style-name="T2">Client</text:span></text:p></draw:rect><draw:rect draw:style-name="gr2" draw:text-style-name="P13" xml:id="id1" draw:id="id1" svg:width="1.0496in" svg:height="0.9004in" svg:x="0.4508in" svg:y="1.75in"><text:p text:style-name="P11"><text:span text:style-name="T2">Host</text:span></text:p><text:p text:style-name="P11"><text:span text:style-name="T2">Network</text:span></text:p><text:p text:style-name="P11"><text:span text:style-name="T2">Service</text:span></text:p></draw:rect><draw:rect draw:style-name="gr5" draw:text-style-name="P13" xml:id="id2" draw:id="id2" svg:width="0.7004in" svg:height="0.9512in" svg:x="1.7in" svg:y="2.65in"><text:p text:style-name="P11"><text:span text:style-name="T2">Vios</text:span></text:p><text:p text:style-name="P11"><text:span text:style-name="T2">Host</text:span></text:p><text:p text:style-name="P11"><text:span text:style-name="T2">Proxy</text:span></text:p><text:p text:style-name="P11"><text:span text:style-name="T4">process</text:span></text:p></draw:rect><draw:rect draw:style-name="gr5" draw:text-style-name="P13" xml:id="id3" draw:id="id3" svg:width="0.7004in" svg:height="0.9512in" svg:x="3.95in" svg:y="2.65in"><text:p text:style-name="P11"><text:span text:style-name="T2">Vios</text:span></text:p><text:p text:style-name="P11"><text:span text:style-name="T2">Client</text:span></text:p><text:p text:style-name="P11"><text:span text:style-name="T2">Proxy</text:span></text:p><text:p text:style-name="P11"><text:span text:style-name="T4">process</text:span></text:p></draw:rect><draw:connector draw:style-name="gr6" draw:text-style-name="P14" svg:x1="0.9752in" svg:y1="2.65in" svg:x2="1.7in" svg:y2="3.1252in" draw:start-shape="id1" draw:start-glue-point="2" draw:end-shape="id2" draw:end-glue-point="3" svg:d="m2477 6731v1207h1841"><text:p text:style-name="P11"><text:span text:style-name="T4"/></text:p><text:p text:style-name="P11"><text:span text:style-name="T4"/></text:p><text:p text:style-name="P11"><text:span text:style-name="T4"/></text:p><text:p text:style-name="P11"><text:span text:style-name="T4"/></text:p><text:p text:style-name="P11"><text:span text:style-name="T4"/></text:p><text:p text:style-name="P11"><text:span text:style-name="T4"/></text:p><text:p text:style-name="P11"><text:span text:style-name="T4"/></text:p><text:p text:style-name="P11"><text:span text:style-name="T4"/></text:p><text:p text:style-name="P11"><text:span text:style-name="T4">net</text:span></text:p><text:p text:style-name="P11"><text:span text:style-name="T4">connection</text:span></text:p><text:p text:style-name="P11"><text:span text:style-name="T4">on </text:span></text:p><text:p text:style-name="P11"><text:span text:style-name="T4">localhost</text:span></text:p></draw:connector><draw:connector draw:style-name="gr6" draw:text-style-name="P14" svg:x1="4.65in" svg:y1="3.1252in" svg:x2="5.4252in" svg:y2="2.7in" draw:start-shape="id3" draw:start-glue-point="1" draw:end-shape="id4" draw:end-glue-point="2" svg:d="m11811 7938h1969v-1080"><text:p text:style-name="P11"><text:span text:style-name="T4"/></text:p><text:p text:style-name="P11"><text:span text:style-name="T4"/></text:p><text:p text:style-name="P11"><text:span text:style-name="T4"/></text:p><text:p text:style-name="P11"><text:span text:style-name="T4"/></text:p><text:p text:style-name="P11"><text:span text:style-name="T4"/></text:p><text:p text:style-name="P11"><text:span text:style-name="T4"/></text:p><text:p text:style-name="P11"><text:span text:style-name="T4"/></text:p><text:p text:style-name="P11"><text:span text:style-name="T4">net</text:span></text:p><text:p text:style-name="P11"><text:span text:style-name="T4">connection</text:span></text:p><text:p text:style-name="P11"><text:span text:style-name="T4">on </text:span></text:p><text:p text:style-name="P11"><text:span text:style-name="T4">localhost</text:span></text:p></draw:connector><draw:connector draw:style-name="gr6" draw:text-style-name="P12" svg:x1="2.4in" svg:y1="3.1252in" svg:x2="3.95in" svg:y2="3.1252in" draw:start-shape="id2" draw:start-glue-point="1" draw:end-shape="id3" draw:end-glue-point="3" svg:d="m6096 7938h3937"><text:p text:style-name="P11"><text:span text:style-name="T3">Virtioserial</text:span></text:p><text:p text:style-name="P11"><text:span text:style-name="T3">connection</text:span></text:p></draw:connector></draw:g>This design has the following features:</text:p>
      <text:list xml:id="list159598917" text:style-name="L1">
        <text:list-item>
          <text:p text:style-name="P10">The QEMU Host system runs one instance of Vios Host Proxy for each proxied network service. This single proxy process provides the proxy service to many guest systems.</text:p>
        </text:list-item>
        <text:list-item>
          <text:p text:style-name="P10">Each QEMU Guest system runs one instance of Vios Client Proxy for each proxied network service.</text:p>
        </text:list-item>
        <text:list-item>
          <text:p text:style-name="P10">Each virtioserial connection provides one network connection at a time between the Guest client and the Host service. </text:p>
        </text:list-item>
        <text:list-item>
          <text:p text:style-name="P10">Virtioserial connections are created when the Guest VM is started. Virtioserial connections are not created by the Vios proxy processes. Virtioserial connections may be created <text:s/>or destroyed dynamically by some other QEMU agent and the Vios proxy processes respond accordingly.</text:p>
        </text:list-item>
      </text:list>
      <text:p text:style-name="Standard"/>
      <text:h text:style-name="P8" text:outline-level="1">Understanding Virtioserial</text:h>
      <text:p text:style-name="Text_20_body">VirtioSerial as required by Vios Proxy is supported as of Fedora F13. Please see <text:a xlink:type="simple" xlink:href="http://fedoraprojectwiki/Features/VirtioSerial">http://fedoraprojectwiki/Features/VirtioSerial</text:a> for details.</text:p>
      <text:h text:style-name="Heading_20_2" text:outline-level="2">Virtioserial Connection Host Endpoint</text:h>
      <text:p text:style-name="Text_20_body">The Virtioserial connection in a QEMU host is a unix domain socket (UDS).</text:p>
      <text:p text:style-name="Text_20_body">The administrator creating QEMU VM's has complete control over the path name of the UDS.</text:p>
      <text:h text:style-name="Heading_20_2" text:outline-level="2">Virtioserial Connection Guest Endpoint</text:h>
      <text:p text:style-name="Text_20_body">The Virtioserial connection in a QEMU guest is a file.</text:p>
      <text:p text:style-name="Text_20_body">The administrator creating QEMU VM's picks a name for the file and that name is created in /dev/virtio-ports.</text:p>
      <text:h text:style-name="Heading_20_1" text:outline-level="1">Create Guests with Virtioserial Channels</text:h>
      <text:p text:style-name="Text_20_body">Here is a script that launches two VM's, each with three virtioserial ports.</text:p>
      <text:p text:style-name="P3">#!/bin/sh</text:p>
      <text:p text:style-name="P3"/>
      <text:p text:style-name="P3">#</text:p>
      <text:p text:style-name="P3"># Define a common root directory for broker-side channels to guests.</text:p>
      <text:p text:style-name="P3">#</text:p>
      <text:p text:style-name="P3">QPID_BROKER_ROOT="/tmp/qpid"</text:p>
      <text:p text:style-name="P3"/>
      <text:p text:style-name="P3">#</text:p>
      <text:p text:style-name="P3"># Launch some number of guests in a loop.</text:p>
      <text:p text:style-name="P3"># <text:s text:c="2"/>On the host the channels to the first guest shall be</text:p>
      <text:p text:style-name="P3"># <text:s text:c="5"/>/tmp/qpid/guest1/0</text:p>
      <text:p text:style-name="P3"># <text:s text:c="5"/>/tmp/qpid/guest1/1</text:p>
      <text:p text:style-name="P3"># <text:s text:c="5"/>/tmp/qpid/guest1/2</text:p>
      <text:p text:style-name="P3"># <text:s text:c="2"/>Successive guests increment guest1 to guest2, guest3, and so on.</text:p>
      <text:p text:style-name="P3">#</text:p>
      <text:p text:style-name="P3"># <text:s text:c="2"/>On the guest the channels to the host shall be</text:p>
      <text:p text:style-name="P3"># <text:s text:c="5"/>/dev/virtio-ports/qpid.0</text:p>
      <text:p text:style-name="P3"># <text:s text:c="5"/>/dev/virtio-ports/qpid.1</text:p>
      <text:p text:style-name="P3"># <text:s text:c="5"/>/dev/virtio-ports/qpid.2</text:p>
      <text:p text:style-name="P3"># <text:s text:c="2"/>The guest-to-host channel names are the same for all guests.</text:p>
      <text:p text:style-name="P3"># <text:s text:c="2"/></text:p>
      <text:p text:style-name="P3">#</text:p>
      <text:p text:style-name="P3">for gNameSeq in `seq 1 2`</text:p>
      <text:p text:style-name="P3">do</text:p>
      <text:p text:style-name="P3"><text:s text:c="4"/>GUEST_NAME="guest"$gNameSeq</text:p>
      <text:p text:style-name="P3"/>
      <text:p text:style-name="P3"><text:s text:c="4"/>mkdir -p ${QPID_BROKER_ROOT}/${GUEST_NAME}</text:p>
      <text:p text:style-name="P3"/>
      <text:p text:style-name="P3"><text:s text:c="4"/>qemu-kvm -name "${GUEST_NAME}" -m 192M -smp 2 -snapshot ~chug/v/images/v14a.img \</text:p>
      <text:p text:style-name="P3"><text:tab/>-device virtio-serial \</text:p>
      <text:p text:style-name="P3"><text:tab/>-chardev socket,path=${QPID_BROKER_ROOT}/${GUEST_NAME}/0,server,nowait,id=${GUEST_NAME}_0 \</text:p>
      <text:p text:style-name="P3"><text:tab/>-chardev socket,path=${QPID_BROKER_ROOT}/${GUEST_NAME}/1,server,nowait,id=${GUEST_NAME}_1 \</text:p>
      <text:p text:style-name="P3"><text:tab/>-chardev socket,path=${QPID_BROKER_ROOT}/${GUEST_NAME}/2,server,nowait,id=${GUEST_NAME}_2 \</text:p>
      <text:p text:style-name="P3"><text:tab/>-device virtserialport,chardev=${GUEST_NAME}_0,name=qpid.0 \</text:p>
      <text:p text:style-name="P3"><text:tab/>-device virtserialport,chardev=${GUEST_NAME}_1,name=qpid.1 \</text:p>
      <text:p text:style-name="P3"><text:tab/>-device virtserialport,chardev=${GUEST_NAME}_2,name=qpid.2 \</text:p>
      <text:p text:style-name="P3"><text:tab/>&amp;</text:p>
      <text:p text:style-name="P3"><text:s text:c="4"/>PID=$!</text:p>
      <text:p text:style-name="P3"><text:s text:c="4"/>echo "QEMU ${GUEST_NAME} PID = $PID"</text:p>
      <text:p text:style-name="P3">done</text:p>
      <text:p text:style-name="P3"/>
      <text:h text:style-name="Heading_20_1" text:outline-level="1"><text:soft-page-break/>Launch vios-host-proxy</text:h>
      <text:h text:style-name="Heading_20_2" text:outline-level="2">vios-host-proxy command line</text:h>
      <text:p text:style-name="Preformatted_20_Text">[chug@localhost build]$ ./vios_host_proxy -h </text:p>
      <text:p text:style-name="Preformatted_20_Text">usage: ./vios_host_proxy [guest_dir [service_port [log_level]]] </text:p>
      <text:p text:style-name="Preformatted_20_Text">where </text:p>
      <text:p text:style-name="Preformatted_20_Text"><text:s/>guest_dir <text:s text:c="3"/>- path containing directories of virtioserial endpoints to guests. </text:p>
      <text:p text:style-name="Preformatted_20_Text"><text:s text:c="16"/>Default = /tmp/qpid </text:p>
      <text:p text:style-name="Preformatted_20_Text"><text:s/>service_port - the service port on localhost that is proxied to the guests. </text:p>
      <text:p text:style-name="Preformatted_20_Text"><text:s text:c="16"/>Default = 5672 </text:p>
      <text:p text:style-name="Preformatted_20_Text"><text:s/>log_level <text:s text:c="3"/>- log verbosity setting. </text:p>
      <text:p text:style-name="Preformatted_20_Text"><text:s text:c="16"/>One of FATAL, ALERT, ERROR, WARN, NOTICE, INFO, DEBUG. </text:p>
      <text:p text:style-name="Preformatted_20_Text"><text:s text:c="16"/>Default = INFO </text:p>
      <text:h text:style-name="Heading_20_2" text:outline-level="2">vios-host-proxy process details</text:h>
      <text:p text:style-name="Text_20_body">The vios-host-proxy process must be privileged enough to access the host endpoint domain sockets.</text:p>
      <text:h text:style-name="Heading_20_1" text:outline-level="1">Launch vios-client-proxy</text:h>
      <text:h text:style-name="Heading_20_2" text:outline-level="2">vios-client-proxy command line</text:h>
      <text:p text:style-name="Preformatted_20_Text">[chug@localhost build]$ ./vios_client_proxy -h </text:p>
      <text:p text:style-name="Preformatted_20_Text">usage: ./vios_client_proxy [host_dir [service_port [log_level]]] </text:p>
      <text:p text:style-name="Preformatted_20_Text">where </text:p>
      <text:p text:style-name="Preformatted_20_Text"><text:s/>host_dir <text:s text:c="4"/>- path containing virtioserial endpoints to the host. </text:p>
      <text:p text:style-name="Preformatted_20_Text"><text:s text:c="16"/>Default = /dev/virtio-ports </text:p>
      <text:p text:style-name="Preformatted_20_Text"><text:s/>service_port - the service port on localhost that is proxied to the guests. </text:p>
      <text:p text:style-name="Preformatted_20_Text"><text:s text:c="16"/>Default = 5672 </text:p>
      <text:p text:style-name="Preformatted_20_Text"><text:s/>log_level <text:s text:c="3"/>- log verbosity setting. </text:p>
      <text:p text:style-name="Preformatted_20_Text"><text:s text:c="16"/>One of FATAL, ALERT, ERROR, WARN, NOTICE, INFO, DEBUG. </text:p>
      <text:p text:style-name="Preformatted_20_Text"><text:s text:c="16"/>Default = INFO </text:p>
      <text:h text:style-name="Heading_20_2" text:outline-level="2">vios-client-proxy process details</text:h>
      <text:p text:style-name="Text_20_body">The vios-client-proxy process must be privileged enough to access the guest endpoint files.</text:p>
      <text:h text:style-name="Heading_20_1" text:outline-level="1">Vios Proxy Source Code</text:h>
      <text:p text:style-name="Text_20_body">The source code is available at:</text:p>
      <text:p text:style-name="P4">git://git.fedorahosted.org/vios-proxy.git</text:p>
      <text:h text:style-name="Heading_20_1" text:outline-level="1"><text:soft-page-break/>Vios Proxy Design Considerations</text:h>
      <text:h text:style-name="Heading_20_2" text:outline-level="2">Channel Naming Conventions</text:h>
      <text:h text:style-name="Heading_20_2" text:outline-level="2">Logging</text:h>
      <text:h text:style-name="Heading_20_2" text:outline-level="2">Vios Framing Protocol</text:h>
      <text:h text:style-name="Heading_20_2" text:outline-level="2">Performance</text:h>
      <text:h text:style-name="Heading_20_2" text:outline-level="2">Unit Test</text:h>
      <text:h text:style-name="Heading_20_1" text:outline-level="1">To Do</text:h>
      <text:h text:style-name="Heading_20_3" text:outline-level="3">TODO: Better error handling – try/catch</text:h>
      <text:h text:style-name="Heading_20_3" text:outline-level="3">TODO: CLI uses boost::options</text:h>
      <text:h text:style-name="Heading_20_3" text:outline-level="3">TODO: Configuration file</text:h>
      <text:h text:style-name="Heading_20_3" text:outline-level="3">TODO: Reset messages need a 'reason' field</text:h>
      <text:h text:style-name="Heading_20_3" text:outline-level="3">TODO: Add some statistics - QMF or otherwise</text:h>
      <text:h text:style-name="Heading_20_3" text:outline-level="3">TODO: Add a CLI for run-time control and status</text:h>
      <text:h text:style-name="Heading_20_3" text:outline-level="3">TODO: Purge various magic strings and numbers</text:h>
      <text:h text:style-name="Heading_20_3" text:outline-level="3">TODO: Improved logging - syslog?</text:h>
      <text:h text:style-name="Heading_20_3" text:outline-level="3">TODO: Improve protocol to run multiple client connections over a single virtioserial channel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AR PL UMing CN1" svg:font-family="'AR PL UMing CN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C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C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AR PL UMing CN1" style:font-size-asian="10pt" style:font-name-complex="Lohit Devanagari2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rles Rolke</meta:initial-creator>
    <meta:creation-date>2011-01-10T11:17:10</meta:creation-date>
    <dc:date>2011-09-19T16:49:37</dc:date>
    <dc:creator>Charles Rolke</dc:creator>
    <meta:editing-duration>P1DT14H17M24S</meta:editing-duration>
    <meta:editing-cycles>30</meta:editing-cycles>
    <meta:generator>OpenOffice.org/3.3$Unix OpenOffice.org_project/330m20$Build-9567</meta:generator>
    <dc:subject>vios-proxy overview</dc:subject>
    <dc:title>ViosProxy-doc-1.1</dc:title>
    <meta:document-statistic meta:table-count="0" meta:image-count="0" meta:object-count="0" meta:page-count="7" meta:paragraph-count="135" meta:word-count="814" meta:character-count="5982"/>
  </office:meta>
</office:document-meta>
</file>